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ExistingSourceResolver.visit( SourceResolver resolver , String sour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llExistingSourceResolver.get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